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744cm" svg:height="3.131cm" svg:x="1.019cm" svg:y="2.054cm">
          <draw:image xlink:href="../pngs/wald-subset-H-a.png" xlink:type="simple" xlink:show="embed" xlink:actuate="onLoad">
            <text:p/>
          </draw:image>
        </draw:frame>
        <draw:frame draw:style-name="gr1" draw:text-style-name="P1" draw:layer="layout" svg:width="9.781cm" svg:height="3.737cm" svg:x="10.895cm" svg:y="1.438cm">
          <draw:image xlink:href="../pngs/wald-subset-H-b.png" xlink:type="simple" xlink:show="embed" xlink:actuate="onLoad">
            <text:p/>
          </draw:image>
        </draw:frame>
        <draw:frame draw:style-name="gr1" draw:text-style-name="P1" draw:layer="layout" svg:width="6.298cm" svg:height="3.153cm" svg:x="10.895cm" svg:y="5.372cm">
          <draw:image xlink:href="../pngs/wald-subset-J-b.png" xlink:type="simple" xlink:show="embed" xlink:actuate="onLoad">
            <text:p/>
          </draw:image>
        </draw:frame>
        <draw:frame draw:style-name="gr1" draw:text-style-name="P1" draw:layer="layout" svg:width="9.401cm" svg:height="4.909cm" svg:x="10.895cm" svg:y="8.636cm">
          <draw:image xlink:href="../pngs/wald-subset-J-d.png" xlink:type="simple" xlink:show="embed" xlink:actuate="onLoad">
            <text:p/>
          </draw:image>
        </draw:frame>
        <draw:frame draw:style-name="gr1" draw:text-style-name="P1" draw:layer="layout" svg:width="8.036cm" svg:height="2.696cm" svg:x="1.019cm" svg:y="5.824cm">
          <draw:image xlink:href="../pngs/wald-subset-J-a.png" xlink:type="simple" xlink:show="embed" xlink:actuate="onLoad">
            <text:p/>
          </draw:image>
        </draw:frame>
        <draw:frame draw:style-name="gr1" draw:text-style-name="P1" draw:layer="layout" svg:width="9.461cm" svg:height="2.973cm" svg:x="1.019cm" svg:y="9.228cm">
          <draw:image xlink:href="../pngs/wald-subset-J-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7:00:15.455243000</meta:creation-date>
    <dc:date>2016-11-16T17:04:04.652851000</dc:date>
    <meta:editing-duration>PT35S</meta:editing-duration>
    <meta:editing-cycles>1</meta:editing-cycles>
    <meta:document-statistic meta:object-count="6"/>
    <meta:generator>LibreOffice/5.1.4.2$MacOSX_X86_64 LibreOffice_project/f99d75f39f1c57ebdd7ffc5f42867c12031db97a</meta:generator>
  </office:meta>
</office:document-meta>
</file>